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0.128cm" fo:min-width="9.87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458cm" fo:min-width="9.708cm"/>
      <style:paragraph-properties style:writing-mode="lr-tb"/>
    </style:style>
    <style:style style:name="gr4" style:family="graphic" style:parent-style-name="standard">
      <style:graphic-properties draw:fill="solid" draw:fill-color="#5eb91e" draw:textarea-horizontal-align="justify" draw:textarea-vertical-align="middle" draw:auto-grow-height="false" fo:min-height="5.616cm" fo:min-width="14.36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11cm"/>
    </style:style>
    <style:style style:name="gr6" style:family="graphic" style:parent-style-name="standard">
      <style:graphic-properties draw:fill="solid" draw:fill-color="#5eb91e" draw:textarea-horizontal-align="justify" draw:textarea-vertical-align="middle" draw:auto-grow-height="false" fo:min-height="8.774cm" fo:min-width="20.024cm"/>
      <style:paragraph-properties style:writing-mode="lr-tb"/>
    </style:style>
    <style:style style:name="gr7" style:family="graphic" style:parent-style-name="standard">
      <style:graphic-properties svg:stroke-color="#000000" draw:fill="none" draw:textarea-vertical-align="middle" draw:auto-grow-height="false" fo:min-height="2.12cm" fo:min-width="0.042cm"/>
    </style:style>
    <style:style style:name="gr8" style:family="graphic" style:parent-style-name="standard">
      <style:graphic-properties draw:textarea-horizontal-align="justify" draw:textarea-vertical-align="middle" draw:auto-grow-height="false" fo:min-height="0.188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none" draw:fill="non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006cm" fo:min-width="5.756cm"/>
      <style:paragraph-properties style:writing-mode="lr-tb"/>
    </style:style>
    <style:style style:name="gr12" style:family="graphic" style:parent-style-name="standard">
      <style:graphic-properties draw:fill="solid" draw:fill-color="#ff6d6d" draw:textarea-horizontal-align="justify" draw:textarea-vertical-align="middle" draw:auto-grow-height="false" fo:min-height="0.653cm" fo:min-width="1.90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8.774cm" fo:min-width="8.524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6.97cm" fo:min-width="9.22cm"/>
      <style:paragraph-properties style:writing-mode="lr-tb"/>
    </style:style>
    <style:style style:name="gr15" style:family="graphic" style:parent-style-name="standard">
      <style:graphic-properties draw:fill="solid" draw:fill-color="#81d41a" draw:textarea-horizontal-align="justify" draw:textarea-vertical-align="middle" draw:auto-grow-height="false" fo:min-height="1.104cm" fo:min-width="9.354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104cm" fo:min-width="1.854cm"/>
      <style:paragraph-properties style:writing-mode="lr-tb"/>
    </style:style>
    <style:style style:name="pr1" style:family="presentation" style:parent-style-name="LushGreen-title">
      <style:graphic-properties draw:auto-grow-height="true" fo:min-height="1.75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2-title">
      <style:graphic-properties fo:min-height="1.75cm"/>
      <style:paragraph-properties style:writing-mode="lr-tb"/>
    </style:style>
    <style:style style:name="pr4" style:family="presentation" style:parent-style-name="LushGreen2-subtitle">
      <style:graphic-properties draw:fill-color="#ffffff" draw:textarea-vertical-align="top" fo:min-height="11cm"/>
      <style:paragraph-properties style:writing-mode="lr-tb"/>
    </style:style>
    <style:style style:name="pr5" style:family="presentation" style:parent-style-name="LushGreen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draw:auto-grow-height="true" fo:min-height="1.75cm"/>
      <style:paragraph-properties style:writing-mode="lr-tb"/>
    </style:style>
    <style:style style:name="pr7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LushGreen2-title">
      <style:graphic-properties draw:auto-grow-height="true" fo:min-height="1.75cm"/>
      <style:paragraph-properties style:writing-mode="lr-tb"/>
    </style:style>
    <style:style style:name="pr9" style:family="presentation" style:parent-style-name="LushGreen2-subtitle">
      <style:graphic-properties draw:fill-color="#ffffff" draw:textarea-vertical-align="top" fo:min-height="1cm"/>
      <style:paragraph-properties style:writing-mode="lr-tb"/>
    </style:style>
    <style:style style:name="pr10" style:family="presentation" style:parent-style-name="LushGreen2-notes">
      <style:graphic-properties draw:fill-color="#ffffff" fo:min-height="13.364cm"/>
      <style:paragraph-properties style:writing-mode="lr-tb"/>
    </style:style>
    <style:style style:name="pr11" style:family="presentation" style:parent-style-name="LushGreen2-outline1">
      <style:graphic-properties fo:min-height="11.001cm"/>
      <style:paragraph-properties style:writing-mode="lr-tb"/>
    </style:style>
    <style:style style:name="co1" style:family="table-column">
      <style:table-column-properties style:column-width="5.375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742cm" style:use-optimal-row-height="false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font-size="32pt"/>
    </style:style>
    <style:style style:name="P7" style:family="paragraph">
      <loext:graphic-properties draw:fill-color="#ffffff"/>
      <style:paragraph-properties fo:text-align="start"/>
      <style:text-properties fo:font-size="32pt"/>
    </style:style>
    <style:style style:name="P8" style:family="paragraph">
      <loext:graphic-properties draw:fill="solid" draw:fill-color="#5eb91e"/>
      <style:paragraph-properties fo:text-align="center"/>
    </style:style>
    <style:style style:name="P9" style:family="paragraph">
      <style:paragraph-properties fo:text-align="start"/>
      <style:text-properties fo:font-size="16pt"/>
    </style:style>
    <style:style style:name="P10" style:family="paragraph">
      <loext:graphic-properties draw:fill-color="#ffffff"/>
      <style:paragraph-properties fo:text-align="start"/>
      <style:text-properties fo:font-size="16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20pt" style:font-size-asian="18pt" style:font-size-complex="18pt"/>
    </style:style>
    <style:style style:name="P13" style:family="paragraph">
      <loext:graphic-properties draw:fill="none"/>
      <style:text-properties fo:font-size="20pt" style:font-size-asian="18pt" style:font-size-complex="18pt"/>
    </style:style>
    <style:style style:name="P14" style:family="paragraph">
      <loext:graphic-properties draw:fill="solid" draw:fill-color="#ff6d6d"/>
      <style:paragraph-properties fo:text-align="center"/>
    </style:style>
    <style:style style:name="P15" style:family="paragraph">
      <loext:graphic-properties draw:fill="solid" draw:fill-color="#81d41a"/>
      <style:paragraph-properties fo:text-align="center"/>
    </style:style>
    <style:style style:name="P16" style:family="paragraph">
      <loext:graphic-properties draw:fill="none"/>
    </style:style>
    <style:style style:name="T1" style:family="text">
      <style:text-properties fo:color="#c9211e" loext:opacity="100%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18pt" style:font-size-asian="32pt" style:font-size-complex="32pt"/>
    </style:style>
    <style:style style:name="T4" style:family="text">
      <style:text-properties fo:font-size="16pt" style:font-size-asian="32pt" style:font-size-complex="32pt"/>
    </style:style>
    <style:style style:name="T5" style:family="text">
      <style:text-properties fo:font-size="20pt" style:font-size-asian="18pt" style:font-size-complex="18pt"/>
    </style:style>
    <style:style style:name="T6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a933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a933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a933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a933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a933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a933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a933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a9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a9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a933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25cm" svg:height="1.75cm" svg:x="1.25cm" svg:y="7.25cm" presentation:class="title">
          <draw:text-box>
            <text:p>Proyecto Cooperativa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2" presentation:presentation-page-layout-name="AL2T0">
        <office:forms form:automatic-focus="false" form:apply-design-mode="false"/>
        <draw:frame presentation:style-name="pr3" draw:layer="layout" svg:width="25.25cm" svg:height="1.75cm" svg:x="1.25cm" svg:y="0.25cm" presentation:class="title">
          <draw:text-box>
            <text:p>Problemática</text:p>
          </draw:text-box>
        </draw:frame>
        <draw:frame presentation:style-name="pr4" draw:text-style-name="P3" draw:layer="layout" svg:width="25.25cm" svg:height="11cm" svg:x="1.25cm" svg:y="3cm" presentation:class="subtitle">
          <draw:text-box>
            <text:list text:style-name="L1">
              <text:list-item>
                <text:p text:style-name="P2">En esta presentación haremos un resumen de la problemática planteada y para ella desarrollaremos una resolución acorde. </text:p>
              </text:list-item>
              <text:list-item>
                <text:p text:style-name="P2">Se busca mejorar/crear un sistema capaz de organizar la colecta de materiales, tanto la <text:span text:style-name="T1">solicitud de retiro</text:span> de estos por parte de los ciudadanos como así también la <text:span text:style-name="T1">colecta</text:span> de estos por los cartonero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1" presentation:presentation-page-layout-name="AL3T15">
        <office:forms form:automatic-focus="false" form:apply-design-mode="false"/>
        <draw:frame presentation:style-name="pr6" draw:layer="layout" svg:width="25.25cm" svg:height="1.75cm" svg:x="1.25cm" svg:y="0.25cm" presentation:class="title">
          <draw:text-box>
            <text:p>Solicitud de materiales</text:p>
          </draw:text-box>
        </draw:frame>
        <draw:custom-shape draw:style-name="gr2" draw:text-style-name="P5" draw:layer="layout" svg:width="11.5cm" svg:height="11.5cm" svg:x="15.5cm" svg:y="3.5cm">
          <text:p text:style-name="P5">Cartelera Virtual + Info 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0.5cm" svg:height="3cm" svg:x="3cm" svg:y="11cm">
          <text:p text:style-name="P5">Login Secretari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0.5cm" svg:height="3cm" svg:x="3cm" svg:y="7.5cm">
          <text:p text:style-name="P5">Ofrecer Transport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0.5cm" svg:height="3cm" svg:x="3cm" svg:y="4cm">
          <text:p text:style-name="P5">Solicitar Retir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ushGreen2" presentation:presentation-page-layout-name="AL2T0">
        <office:forms form:automatic-focus="false" form:apply-design-mode="false"/>
        <draw:frame presentation:style-name="pr3" draw:layer="layout" svg:width="25.25cm" svg:height="1.75cm" svg:x="1.25cm" svg:y="0.25cm" presentation:class="title">
          <draw:text-box>
            <text:p>Pagina Principal</text:p>
          </draw:text-box>
        </draw:frame>
        <draw:frame presentation:style-name="pr4" draw:text-style-name="P7" draw:layer="layout" svg:width="25.25cm" svg:height="11cm" svg:x="1.25cm" svg:y="3cm" presentation:class="subtitle">
          <draw:text-box>
            <text:list text:style-name="L1">
              <text:list-item>
                <text:p text:style-name="P6">La página principal cuenta con las funciones principales, el inicio de sesión de la secretaria esta incluido pero al final, la llevaría a otra sección de la página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ushGreen2" presentation:presentation-page-layout-name="AL2T0">
        <office:forms form:automatic-focus="false" form:apply-design-mode="false"/>
        <draw:frame presentation:style-name="pr8" draw:layer="layout" svg:width="25.25cm" svg:height="1.75cm" svg:x="1.25cm" svg:y="0.25cm" presentation:class="title">
          <draw:text-box>
            <text:p>Pantalla Login</text:p>
          </draw:text-box>
        </draw:frame>
        <draw:custom-shape draw:style-name="gr4" draw:text-style-name="P8" draw:layer="layout" svg:width="15.5cm" svg:height="6.5cm" svg:x="6cm" svg:y="5cm">
          <text:p text:style-name="P5"><text:span text:style-name="T2">Inicio de sesión</text:span>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1.5cm" svg:height="1cm" svg:x="9.5cm" svg:y="6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1.5cm" svg:height="1cm" svg:x="9.5cm" svg:y="9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3" draw:layer="layout" svg:width="4.75cm" svg:height="1cm" svg:x="6.75cm" svg:y="6.5cm">
          <draw:text-box>
            <text:list text:style-name="L1">
              <text:list-header>
                <text:p text:style-name="P2"><text:span text:style-name="T3">Usuario:</text:span></text:p>
              </text:list-header>
            </text:list>
          </draw:text-box>
        </draw:frame>
        <draw:frame presentation:style-name="pr9" draw:text-style-name="P10" draw:layer="layout" svg:width="4.75cm" svg:height="1cm" svg:x="6cm" svg:y="9cm">
          <draw:text-box>
            <text:list text:style-name="L1">
              <text:list-header>
                <text:p text:style-name="P9"><text:span text:style-name="T4">Contraseña: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ushGreen2" presentation:presentation-page-layout-name="AL4T1">
        <office:forms form:automatic-focus="false" form:apply-design-mode="false"/>
        <draw:custom-shape draw:style-name="gr6" draw:text-style-name="P8" draw:layer="layout" svg:width="21.5cm" svg:height="10cm" svg:x="2.5cm" svg:y="3.5cm">
          <text:p text:style-name="P5"><text:span text:style-name="T2">Solicitud de retiro</text:span>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25cm" svg:height="1.75cm" svg:x="1.25cm" svg:y="0.25cm" presentation:class="title" presentation:user-transformed="true">
          <draw:text-box>
            <text:p>Solicitar Retiro de materiales</text:p>
          </draw:text-box>
        </draw:frame>
        <draw:frame draw:style-name="standard" draw:layer="layout" svg:width="10.749cm" svg:height="6.542cm" svg:x="3.5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>Nombre</text:p>
              </table:table-cell>
              <table:table-cell/>
            </table:table-row>
            <table:table-row table:style-name="ro1" table:default-cell-style-name="gray2">
              <table:table-cell>
                <text:p>Apellido</text:p>
              </table:table-cell>
              <table:table-cell/>
            </table:table-row>
            <table:table-row table:style-name="ro1" table:default-cell-style-name="gray1">
              <table:table-cell>
                <text:p>Dirección </text:p>
              </table:table-cell>
              <table:table-cell/>
            </table:table-row>
            <table:table-row table:style-name="ro1" table:default-cell-style-name="gray2">
              <table:table-cell>
                <text:p>Teléfono</text:p>
              </table:table-cell>
              <table:table-cell/>
            </table:table-row>
            <table:table-row table:style-name="ro1" table:default-cell-style-name="gray1">
              <table:table-cell>
                <text:p>Franja horaria</text:p>
              </table:table-cell>
              <table:table-cell/>
            </table:table-row>
            <table:table-row table:style-name="ro1" table:default-cell-style-name="gray2">
              <table:table-cell>
                <text:p>Volumen de retiro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7" draw:text-style-name="P11" draw:layer="layout" svg:width="1.5cm" svg:height="2.5cm" svg:x="14.5cm" svg:y="9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5" draw:layer="layout" svg:width="0.5cm" svg:height="0.5cm" svg:x="13.5cm" svg:y="9.5cm">
          <text:p/>
          <draw:enhanced-geometry svg:viewBox="0 0 21600 21600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5" draw:layer="layout" svg:width="0.5cm" svg:height="0.5cm" svg:x="13.5cm" svg:y="10.5cm">
          <text:p/>
          <draw:enhanced-geometry svg:viewBox="0 0 21600 21600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3" draw:layer="layout" svg:width="4.824cm" svg:height="1.516cm" svg:x="16.176cm" svg:y="10cm">
          <draw:text-box>
            <text:p text:style-name="P12"><text:span text:style-name="T5">Opciones limitadas</text:span></text:p>
          </draw:text-box>
        </draw:frame>
        <draw:custom-shape draw:style-name="gr11" draw:text-style-name="P5" draw:layer="layout" svg:width="6.5cm" svg:height="2.5cm" svg:x="16cm" svg:y="5.5cm">
          <text:p text:style-name="P5">Enviar Solicitu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2.499cm" svg:height="0.999cm" svg:x="20cm" svg:y="8.001cm">
          <text:p text:style-name="P5">Cancel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ushGreen2" presentation:presentation-page-layout-name="AL4T1">
        <office:forms form:automatic-focus="false" form:apply-design-mode="false"/>
        <draw:custom-shape draw:style-name="gr6" draw:text-style-name="P8" draw:layer="layout" svg:width="21.5cm" svg:height="10cm" svg:x="2.501cm" svg:y="3.501cm">
          <text:p text:style-name="P5"><text:span text:style-name="T2">Ofrecer transporte de materiales</text:span>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25cm" svg:height="1.75cm" svg:x="1.25cm" svg:y="0.25cm" presentation:class="title" presentation:user-transformed="true">
          <draw:text-box>
            <text:p>Ofrecer Transporte</text:p>
          </draw:text-box>
        </draw:frame>
        <draw:frame draw:style-name="standard" draw:layer="layout" svg:width="10.749cm" svg:height="7.964cm" svg:x="3.356cm" svg:y="5.052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2" table:default-cell-style-name="gray3">
              <table:table-cell>
                <text:p>Nombre</text:p>
              </table:table-cell>
              <table:table-cell/>
            </table:table-row>
            <table:table-row table:style-name="ro1" table:default-cell-style-name="gray2">
              <table:table-cell>
                <text:p>Teléfono</text:p>
              </table:table-cell>
              <table:table-cell/>
            </table:table-row>
            <table:table-row table:style-name="ro1" table:default-cell-style-name="gray1">
              <table:table-cell>
                <text:p>Dirección </text:p>
              </table:table-cell>
              <table:table-cell/>
            </table:table-row>
            <table:table-row table:style-name="ro1" table:default-cell-style-name="gray2">
              <table:table-cell>
                <text:p>Mail</text:p>
              </table:table-cell>
              <table:table-cell/>
            </table:table-row>
            <table:table-row table:style-name="ro1" table:default-cell-style-name="gray1">
              <table:table-cell>
                <text:p>Espacio disponible</text:p>
              </table:table-cell>
              <table:table-cell/>
            </table:table-row>
            <table:table-row table:style-name="ro1" table:default-cell-style-name="gray2">
              <table:table-cell>
                <text:p>Descripción </text:p>
                <text:p/>
                <text:p/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9" draw:text-style-name="P5" draw:layer="layout" svg:width="0.5cm" svg:height="0.5cm" svg:x="13.501cm" svg:y="9cm">
          <text:p/>
          <draw:enhanced-geometry svg:viewBox="0 0 21600 21600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5" draw:layer="layout" svg:width="6.5cm" svg:height="2.5cm" svg:x="16.001cm" svg:y="5.501cm">
          <text:p text:style-name="P5">Enviar Ofer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2.499cm" svg:height="0.999cm" svg:x="20.001cm" svg:y="8.001cm">
          <text:p text:style-name="P5">Cancel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ushGreen2" presentation:presentation-page-layout-name="AL4T1">
        <office:forms form:automatic-focus="false" form:apply-design-mode="false"/>
        <draw:frame presentation:style-name="pr3" draw:layer="layout" svg:width="25.25cm" svg:height="1.75cm" svg:x="1.25cm" svg:y="0.25cm" presentation:class="title">
          <draw:text-box>
            <text:p>Cartelera Virtual </text:p>
          </draw:text-box>
        </draw:frame>
        <draw:frame presentation:style-name="pr11" draw:layer="layout" svg:width="12.75cm" svg:height="2cm" svg:x="2.25cm" svg:y="11.5cm" presentation:class="outline" presentation:user-transformed="true">
          <draw:text-box>
            <text:list text:style-name="L4">
              <text:list-item>
                <text:p>El boton postular te lleva a un menu similar al de solicitar retiro. Pero incluyendo la foto.</text:p>
              </text:list-item>
            </text:list>
          </draw:text-box>
        </draw:frame>
        <draw:custom-shape draw:style-name="gr13" draw:text-style-name="P5" draw:layer="layout" svg:width="10cm" svg:height="10cm" svg:x="15.5cm" svg:y="3.5cm">
          <text:p text:style-name="P5">Información de los materiales </text:p>
          <text:p text:style-name="P5">que se pueden acercar a la</text:p>
          <text:p text:style-name="P5">Cooperativa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10.5cm" svg:height="8cm" svg:x="3.5cm" svg:y="3.5cm">
          <text:p text:style-name="P5">Lista con todas las postulacion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10cm" svg:height="1.5cm" svg:x="3.5cm" svg:y="9cm">
          <text:p text:style-name="P5">Info postulación <text:s text:c="1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2.5cm" svg:height="1.5cm" svg:x="10.5cm" svg:y="9cm">
          <text:p text:style-name="P5">Postul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ushGreen2" presentation:presentation-page-layout-name="AL4T1">
        <office:forms form:automatic-focus="false" form:apply-design-mode="false"/>
        <draw:frame presentation:style-name="pr3" draw:layer="layout" svg:width="25.25cm" svg:height="1.75cm" svg:x="1.25cm" svg:y="0.25cm" presentation:class="title">
          <draw:text-box>
            <text:p>Menú privado de la secretaria</text:p>
          </draw:text-box>
        </draw:frame>
        <draw:custom-shape draw:style-name="gr6" draw:text-style-name="P8" draw:layer="layout" svg:width="21.5cm" svg:height="10cm" svg:x="2.501cm" svg:y="3.501cm">
          <text:p text:style-name="P5"><text:span text:style-name="T2">MENÚ SECRETARIA</text:span></text:p>
          <text:p text:style-name="P5"/>
          <text:p text:style-name="P5"/>
          <text:p text:style-name="P5"/>
          <text:p text:style-name="P5"><text:span text:style-name="T6"/>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13cm" svg:height="5cm" svg:x="3cm" svg:y="6cm">
          <draw:text-box>
            <text:list text:style-name="L5">
              <text:list-item>
                <text:p>Modificar materiales aceptados</text:p>
              </text:list-item>
              <text:list-item>
                <text:p>Registrar Venta</text:p>
              </text:list-item>
              <text:list-item>
                <text:p>Mostrar Cartoneros</text:p>
              </text:list-item>
              <text:list-item>
                <text:p>Agregar Cartonero</text:p>
              </text:list-item>
              <text:list-item>
                <text:p>Modificar Cartonero</text:p>
              </text:list-item>
              <text:list-item>
                <text:p>Eliminar Cartonero.</text:p>
                <text:p>La idea sería que sean botones o opciones y eso te abre paneles donde cargar la información.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adial" draw:cx="50%" draw:cy="0%" draw:start-color="#00a933" draw:end-color="#81d41a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b2b2b2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b2b2b2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00a933" draw:fill="gradient" draw:fill-gradient-name="Gradient_20_1" draw:gradient-step-count="64" draw:shadow="hidden" draw:shadow-color="#81d41a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>
      <style:graphic-properties svg:stroke-color="#00a933" draw:fill="solid" draw:fill-color="#e8f2a1" draw:gradient-step-count="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ushGreen-background" style:family="presentation">
      <style:graphic-properties draw:stroke="none" draw:fill="solid" draw:fill-color="#eeeeee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ushGreen-outline3" style:family="presentation" style:parent-style-name="LushGreen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ushGreen-outline4" style:family="presentation" style:parent-style-name="LushGreen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ushGreen-outline5" style:family="presentation" style:parent-style-name="LushGreen-outline4">
      <style:paragraph-properties fo:margin-left="0cm" fo:margin-right="0cm" fo:margin-top="0cm" fo:margin-bottom="0.075cm" fo:text-indent="0cm"/>
    </style:style>
    <style:style style:name="LushGreen-outline6" style:family="presentation" style:parent-style-name="LushGreen-outline5"/>
    <style:style style:name="LushGreen-outline7" style:family="presentation" style:parent-style-name="LushGreen-outline6"/>
    <style:style style:name="LushGreen-outline8" style:family="presentation" style:parent-style-name="LushGreen-outline7"/>
    <style:style style:name="LushGreen-outline9" style:family="presentation" style:parent-style-name="LushGreen-outline8"/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solid" draw:fill-color="#eeeeee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ushGreen1-outline3" style:family="presentation" style:parent-style-name="LushGreen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ushGreen1-outline4" style:family="presentation" style:parent-style-name="LushGreen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ushGreen1-outline5" style:family="presentation" style:parent-style-name="LushGreen1-outline4">
      <style:paragraph-properties fo:margin-left="0cm" fo:margin-right="0cm" fo:margin-top="0cm" fo:margin-bottom="0.075cm" fo:text-indent="0cm"/>
    </style:style>
    <style:style style:name="LushGreen1-outline6" style:family="presentation" style:parent-style-name="LushGreen1-outline5"/>
    <style:style style:name="LushGreen1-outline7" style:family="presentation" style:parent-style-name="LushGreen1-outline6"/>
    <style:style style:name="LushGreen1-outline8" style:family="presentation" style:parent-style-name="LushGreen1-outline7"/>
    <style:style style:name="LushGreen1-outline9" style:family="presentation" style:parent-style-name="LushGreen1-outline8"/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solid" draw:fill-color="#eeeeee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a933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a933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a933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a933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ushGreen2-outline3" style:family="presentation" style:parent-style-name="LushGreen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ushGreen2-outline4" style:family="presentation" style:parent-style-name="LushGreen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ushGreen2-outline5" style:family="presentation" style:parent-style-name="LushGreen2-outline4">
      <style:paragraph-properties fo:margin-left="0cm" fo:margin-right="0cm" fo:margin-top="0cm" fo:margin-bottom="0.075cm" fo:text-indent="0cm"/>
    </style:style>
    <style:style style:name="LushGreen2-outline6" style:family="presentation" style:parent-style-name="LushGreen2-outline5"/>
    <style:style style:name="LushGreen2-outline7" style:family="presentation" style:parent-style-name="LushGreen2-outline6"/>
    <style:style style:name="LushGreen2-outline8" style:family="presentation" style:parent-style-name="LushGreen2-outline7"/>
    <style:style style:name="LushGreen2-outline9" style:family="presentation" style:parent-style-name="LushGreen2-outline8"/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solid" draw:fill-color="#eeeeee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 fo:padding-top="0.1cm" fo:padding-bottom="0.1cm" fo:padding-left="0.1cm" fo:padding-right="0.1cm" draw:shadow-color="#000000">
        <text:list-style style:name="LushGreen3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a933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a933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a933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a9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a933" fo:font-size="45%"/>
          </text:list-level-style-bullet>
        </text:list-style>
      </style:graphic-properties>
      <style:paragraph-properties fo:margin-left="0cm" fo:margin-right="0cm" fo:margin-top="0cm" fo:margin-bottom="0.37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ushGreen3-outline3" style:family="presentation" style:parent-style-name="LushGreen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ushGreen3-outline4" style:family="presentation" style:parent-style-name="LushGreen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ushGreen3-outline5" style:family="presentation" style:parent-style-name="LushGreen3-outline4">
      <style:paragraph-properties fo:margin-left="0cm" fo:margin-right="0cm" fo:margin-top="0cm" fo:margin-bottom="0.075cm" fo:text-indent="0cm"/>
    </style:style>
    <style:style style:name="LushGreen3-outline6" style:family="presentation" style:parent-style-name="LushGreen3-outline5"/>
    <style:style style:name="LushGreen3-outline7" style:family="presentation" style:parent-style-name="LushGreen3-outline6"/>
    <style:style style:name="LushGreen3-outline8" style:family="presentation" style:parent-style-name="LushGreen3-outline7"/>
    <style:style style:name="LushGreen3-outline9" style:family="presentation" style:parent-style-name="LushGreen3-outline8"/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eeeee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auto-grow-height="false" fo:min-height="7cm" fo:min-width="28cm"/>
    </style:style>
    <style:style style:name="Mgr4" style:family="graphic" style:parent-style-name="Accent_20_1">
      <style:graphic-properties draw:textarea-vertical-align="middle" draw:auto-grow-height="false" fo:min-height="2cm" fo:min-width="27.5cm"/>
    </style:style>
    <style:style style:name="Mgr5" style:family="graphic" style:parent-style-name="standard">
      <style:graphic-properties draw:textarea-vertical-align="middle" draw:auto-grow-height="false" fo:min-height="10.568cm" fo:min-width="24.568cm"/>
    </style:style>
    <style:style style:name="Mgr6" style:family="graphic" style:parent-style-name="standard">
      <style:graphic-properties draw:textarea-vertical-align="middle" draw:auto-grow-height="false" fo:min-height="4.552cm" fo:min-width="19.802cm"/>
    </style:style>
    <style:style style:name="M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6cm" fo:min-width="1.50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color="#00a933" loext:opacity="100%" fo:font-size="72pt" fo:font-weight="bold" style:font-size-asian="72pt" style:font-weight-asian="bold" style:font-size-complex="72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a933" loext:opacity="100%" fo:font-size="72pt" fo:font-weight="bold" style:font-size-asian="72pt" style:font-weight-asian="bold" style:font-size-complex="72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custom-shape draw:style-name="Mgr3" draw:text-style-name="MP5" draw:layer="backgroundobjects" svg:width="28cm" svg:height="7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2.25cm" svg:x="0cm" svg:y="7cm">
        <text:p/>
        <draw:enhanced-geometry svg:viewBox="0 0 21600 21600" draw:type="rectangle" draw:enhanced-path="M 0 0 L 21600 0 21600 21600 0 21600 0 0 Z N"/>
      </draw:custom-shape>
      <draw:frame presentation:style-name="LushGreen-title" draw:layer="backgroundobjects" svg:width="25.25cm" svg:height="1.75cm" svg:x="1.25cm" svg:y="7.25cm" presentation:class="title" presentation:placeholder="true">
        <draw:text-box/>
      </draw:frame>
      <draw:frame presentation:style-name="LushGreen-outline1" draw:layer="backgroundobjects" svg:width="25.25cm" svg:height="4cm" svg:x="1.25cm" svg:y="10cm" presentation:class="outline" presentation:placeholder="true">
        <draw:text-box/>
      </draw:frame>
      <draw:frame presentation:style-name="Mpr1" draw:text-style-name="MP2" draw:layer="backgroundobjects" svg:width="6.5cm" svg:height="1cm" svg:x="1.2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1">
      <office:forms form:automatic-focus="false" form:apply-design-mode="false"/>
      <draw:custom-shape draw:style-name="Mgr4" draw:text-style-name="MP5" draw:layer="backgroundobjects" svg:width="28cm" svg:height="2.25cm" svg:x="0cm" svg:y="0cm">
        <text:p/>
        <draw:enhanced-geometry svg:viewBox="0 0 21600 21600" draw:type="rectangle" draw:enhanced-path="M 0 0 L 21600 0 21600 21600 0 21600 0 0 Z N"/>
      </draw:custom-shape>
      <draw:frame presentation:style-name="LushGreen1-title" draw:layer="backgroundobjects" svg:width="25.25cm" svg:height="1.75cm" svg:x="1.25cm" svg:y="0.25cm" presentation:class="title" presentation:placeholder="true">
        <draw:text-box/>
      </draw:frame>
      <draw:frame presentation:style-name="LushGreen1-outline1" draw:layer="backgroundobjects" svg:width="25.25cm" svg:height="11cm" svg:x="1.25cm" svg:y="3cm" presentation:class="outline" presentation:placeholder="true">
        <draw:text-box/>
      </draw:frame>
      <draw:frame presentation:style-name="Mpr4" draw:text-style-name="MP2" draw:layer="backgroundobjects" svg:width="6.5cm" svg:height="1cm" svg:x="1.2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1">
      <office:forms form:automatic-focus="false" form:apply-design-mode="false"/>
      <draw:custom-shape draw:style-name="Mgr4" draw:text-style-name="MP5" draw:layer="backgroundobjects" svg:width="28cm" svg:height="2.2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25.25cm" svg:height="11cm" svg:x="1.25cm" svg:y="3cm">
        <text:p/>
        <draw:enhanced-geometry svg:viewBox="0 0 21600 21600" draw:path-stretchpoint-x="10800" draw:path-stretchpoint-y="10800" draw:text-areas="?f3 ?f4 ?f5 ?f6" draw:type="round-rectangle" draw:modifiers="615.58743699108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LushGreen2-title" draw:layer="backgroundobjects" svg:width="25.25cm" svg:height="1.75cm" svg:x="1.25cm" svg:y="0.25cm" presentation:class="title" presentation:placeholder="true">
        <draw:text-box/>
      </draw:frame>
      <draw:frame presentation:style-name="LushGreen2-outline1" draw:layer="backgroundobjects" svg:width="25.25cm" svg:height="11cm" svg:x="1.25cm" svg:y="3cm" presentation:class="outline" presentation:placeholder="true">
        <draw:text-box/>
      </draw:frame>
      <draw:frame presentation:style-name="Mpr7" draw:text-style-name="MP2" draw:layer="backgroundobjects" svg:width="6.5cm" svg:height="1cm" svg:x="1.2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cm" svg:height="1cm" svg:x="20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1">
      <office:forms form:automatic-focus="false" form:apply-design-mode="false"/>
      <draw:custom-shape draw:style-name="Mgr6" draw:text-style-name="MP5" draw:layer="backgroundobjects" svg:width="20.5cm" svg:height="5cm" svg:x="3.75cm" svg:y="6.5cm">
        <text:p/>
        <draw:enhanced-geometry svg:viewBox="0 0 21600 21600" draw:path-stretchpoint-x="10800" draw:path-stretchpoint-y="10800" draw:text-areas="?f3 ?f4 ?f5 ?f6" draw:type="round-rectangle" draw:modifiers="1473.5934130562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5" draw:layer="backgroundobjects" svg:width="28cm" svg:height="2.25cm" svg:x="0cm" svg:y="0cm">
        <text:p/>
        <draw:enhanced-geometry svg:viewBox="0 0 21600 21600" draw:type="rectangle" draw:enhanced-path="M 0 0 L 21600 0 21600 21600 0 21600 0 0 Z N"/>
      </draw:custom-shape>
      <draw:frame presentation:style-name="LushGreen3-title" draw:layer="backgroundobjects" svg:width="25.25cm" svg:height="1.75cm" svg:x="1.25cm" svg:y="0.25cm" presentation:class="title" presentation:placeholder="true">
        <draw:text-box/>
      </draw:frame>
      <draw:frame presentation:style-name="LushGreen3-outline1" draw:layer="backgroundobjects" svg:width="20.4cm" svg:height="5.1cm" svg:x="3.8cm" svg:y="6.45cm" presentation:class="outline" presentation:placeholder="true">
        <draw:text-box/>
      </draw:frame>
      <draw:frame presentation:style-name="Mpr10" draw:text-style-name="MP2" draw:layer="backgroundobjects" svg:width="6.5cm" svg:height="1cm" svg:x="1.2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9cm" svg:height="1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cm" svg:height="1cm" svg:x="20cm" svg:y="14.25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7" draw:text-style-name="MP8" draw:layer="backgroundobjects" svg:width="2.005cm" svg:height="3.088cm" svg:x="24cm" svg:y="5.5cm">
        <draw:text-box>
          <text:p><text:span text:style-name="MT2">‘‘</text:span></text:p>
        </draw:text-box>
      </draw:frame>
      <draw:frame draw:style-name="Mgr7" draw:text-style-name="MP8" draw:layer="backgroundobjects" svg:width="2.005cm" svg:height="3.088cm" svg:x="1.75cm" svg:y="10.5cm">
        <draw:text-box>
          <text:p><text:span text:style-name="MT2">‘‘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1T18:23:28.680000000</meta:creation-date>
    <meta:editing-duration>PT36M57S</meta:editing-duration>
    <meta:editing-cycles>9</meta:editing-cycles>
    <meta:generator>LibreOffice/7.1.2.2$Windows_X86_64 LibreOffice_project/8a45595d069ef5570103caea1b71cc9d82b2aae4</meta:generator>
    <dc:title>Lush Green</dc:title>
    <dc:date>2021-05-11T19:31:55.969000000</dc:date>
    <meta:document-statistic meta:object-count="121"/>
  </office:meta>
</office:document-meta>
</file>